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25-03-1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24-03-25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23-03-08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22-03-1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21-03-1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20-03-16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19-03-14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18-03-13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17-03-15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16-03-1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15-03-16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14-03-0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13-03-13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12-03-0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11-03-1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10-03-1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0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09-06-1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09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09-03-26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09-03-0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0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08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0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0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08-03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07-03-14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06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0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0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0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9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9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9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92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9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9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9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89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8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8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8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8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8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8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8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8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82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8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81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8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4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3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3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2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7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69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6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68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68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6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67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66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66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6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6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64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6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63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6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6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6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6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6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6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6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5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5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5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5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5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5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5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5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50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4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49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4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47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4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4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4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4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4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4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4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4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39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3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37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3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3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6109513001</text:p>
          </table:table-cell>
          <table:table-cell office:value-type="string" calcext:value-type="string">
            <text:p>U(D- 1- 1)14bbc- 1</text:p>
          </table:table-cell>
          <table:table-cell office:value-type="string" calcext:value-type="string">
            <text:p>1935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64" meta:object-count="0"/>
    <meta:user-defined meta:name="AppVersion">3.0</meta:user-defined>
  </office:meta>
</office:document-meta>
</file>